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line-height="200%"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style>
    <style:style style:name="P9" style:family="paragraph" style:parent-style-name="Standard" style:list-style-name="L1" style:master-page-name="First_20_Page">
      <style:paragraph-properties style:page-number="auto"/>
    </style:style>
    <style:style style:name="P10" style:family="paragraph" style:parent-style-name="Standard" style:master-page-name="First_20_Page">
      <style:paragraph-properties fo:text-align="center" style:justify-single-word="false" style:page-number="auto"/>
    </style:style>
    <style:style style:name="T1" style:family="text">
      <style:text-properties fo:font-style="italic" style:font-style-asian="italic" style:font-style-complex="italic"/>
    </style:style>
    <style:style style:name="T2" style:family="text">
      <style:text-properties fo:font-style="italic" style:font-style-asian="italic" style:font-name-complex="Times New Roman" style:font-style-complex="italic"/>
    </style:style>
    <style:style style:name="T3" style:family="text">
      <style:text-properties fo:font-style="normal" style:font-style-asian="normal" style:font-style-complex="normal"/>
    </style:style>
    <style:style style:name="T4"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italic" style:font-size-asian="12pt" style:font-style-asian="italic" style:font-size-complex="12pt" style:font-style-complex="italic"/>
    </style:style>
    <style:style style:name="T8"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1" style:family="text">
      <style:text-properties style:text-position="super 58%" style:font-name="Times New Roman"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complex="Times New Roman"/>
    </style:style>
    <style:style style:name="T13" style:family="text">
      <style:text-properties fo:font-size="14pt" style:font-size-asian="14pt" style:font-size-complex="1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278437" text:style-name="L1">
        <text:list-item>
          <text:p text:style-name="P9">The Evolution of the MMORPG</text:p>
          <text:list>
            <text:list-item>
              <text:p text:style-name="P1">Early History</text:p>
              <text:list>
                <text:list-item>
                  <text:p text:style-name="P1">MMOs have come a long way from the early days of Everquest. <text:s/>The modern MMO differs drastically in terms of how they are made, how they are played, and who plays them. <text:s/>While reported numbers are declining, WoW still claims 11.1 million subscribers (Cifaldi, 2011).<text:line-break/></text:p>
                </text:list-item>
              </text:list>
            </text:list-item>
            <text:list-item>
              <text:p text:style-name="P1">The Modern MMO</text:p>
              <text:list>
                <text:list-item>
                  <text:p text:style-name="P1">Creating a successful MMO is a daunting task. <text:s/>Being one of the most expensive and technically challenging games to create, MMOs have many difficulties to overcome to create a new smash hit.</text:p>
                </text:list-item>
                <text:list-item>
                  <text:p text:style-name="P1">Difficulties in making a successful MMO</text:p>
                  <text:list>
                    <text:list-item>
                      <text:p text:style-name="P1">Competition: Requires drawing players away from established MMOs or getting new players into MMOs</text:p>
                    </text:list-item>
                    <text:list-item>
                      <text:p text:style-name="P1">Appeal: Niche titles, while possible, are much harder to make profitable given the increasing costs of modern game production</text:p>
                    </text:list-item>
                    <text:list-item>
                      <text:p text:style-name="P1">Pricing: Main profit is drawn from the subscription model, player retention is vital compared to regular games and a “pay once” structure<text:line-break/></text:p>
                    </text:list-item>
                  </text:list>
                </text:list-item>
              </text:list>
            </text:list-item>
            <text:list-item>
              <text:p text:style-name="P1">Designing for Players and Profits</text:p>
              <text:list>
                <text:list-item>
                  <text:p text:style-name="P1">MMOs have a unique advantage in that the game is expected to change and evolve over time. <text:s/>Players will leave over problems and then return when the problems are resolved or new content in released. <text:s/>But keeping as many players happy as possible keeps the profits higher, keeping the game running and making sure the development dollars don't go to waste.</text:p>
                </text:list-item>
                <text:list-item>
                  <text:p text:style-name="P1">To best please players, designers must understand the people who play them, why they play them, and how to change the game to make the most enjoyable (and successful) product.<text:line-break/></text:p>
                </text:list-item>
              </text:list>
            </text:list-item>
          </text:list>
        </text:list-item>
        <text:list-item>
          <text:p text:style-name="P1">Examining the Demographics</text:p>
          <text:list>
            <text:list-item>
              <text:p text:style-name="P1">MMO's have one of the more diverse demographics of any game genre available today, and an understanding of the different groups is essential for crafting a game who's setting and design can appeal as broadly as possible.</text:p>
            </text:list-item>
            <text:list-item>
              <text:p text:style-name="P1">Race, Religion and Culture</text:p>
              <text:list>
                <text:list-item>
                  <text:p text:style-name="P1">Players can come from all walks of life, and decisions of design, story, and setting can affect the comfort and enjoyment of the game by minority groups and nations with cultures different from traditional western views and values.</text:p>
                </text:list-item>
                <text:list-item>
                  <text:p text:style-name="P1">Cultural issues can affect international releases. <text:s/>Blizzard delayed the chinese release of Wrath of the Lich King several years to meet censorship standards.<text:line-break/></text:p>
                </text:list-item>
              </text:list>
            </text:list-item>
            <text:list-item>
              <text:p text:style-name="P1">Gender and Sexuality</text:p>
              <text:list>
                <text:list-item>
                  <text:p text:style-name="P1">Similar to the discussion of race above, games are now becoming sophisticated enough to address issues of gender equality and sexual preferences. <text:s/></text:p>
                </text:list-item>
                <text:list-item>
                  <text:p text:style-name="P1">Women are becoming a much larger portion of the playerbase of MMOs, making up an estimated 40% of the population of Everquest II (Osbourne, 2008).</text:p>
                </text:list-item>
                <text:list-item>
                  <text:p text:style-name="P1">Gay, lesbian and bisexual characters and issues in games are a relatively new addition. Allowing players to express themselves and their preferences though games becomes <text:soft-page-break/>increasing important as story and choice play a bigger role.</text:p>
                  <text:list>
                    <text:list-item>
                      <text:p text:style-name="P1">The Old Republic's forums were auto-censoring the words “homosexual,” “gay,” and “lesbian,” and the response from one of the community managers was “these are terms that do not exist in Star Wars” (Funk, 2009). <text:s/>Due to backlash, they changed their stance and stated that same-sex romance options would be available after release. <text:line-break/></text:p>
                    </text:list-item>
                  </text:list>
                </text:list-item>
              </text:list>
            </text:list-item>
          </text:list>
        </text:list-item>
        <text:list-item>
          <text:p text:style-name="P1">What Players Want</text:p>
          <text:list>
            <text:list-item>
              <text:p text:style-name="P1">With such a diverse group of players participating in an MMO, it is only natural that the way people play will also change. <text:s/>The variety of content in an MMO gives players many choices in how they enjoy the game and how they interact with one another.<text:line-break/></text:p>
            </text:list-item>
            <text:list-item>
              <text:p text:style-name="P1"><text:s/>The Right Way To Play</text:p>
              <text:list>
                <text:list-item>
                  <text:p text:style-name="P1">The multiplayer component of the genre leaves players constantly interacting with one another, and the way that one plays can affect how others enjoy the game. <text:s/>Rivalry and dispute among those with differing preferences is natural, but it can be worsened if situations are not handled carefully.</text:p>
                </text:list-item>
                <text:list-item>
                  <text:p text:style-name="P1">Casual vs. Hardcore</text:p>
                  <text:list>
                    <text:list-item>
                      <text:p text:style-name="P1">The most difficult compromises to be made are between the Hardcore and Casual players. <text:s/>They are most at odds with each other, and the proliferation of “welfare epics” in discourse has made it worse (Paul, 2010).</text:p>
                    </text:list-item>
                    <text:list-item>
                      <text:p text:style-name="P1">Casual players make up a large portion of the userbase, but the needs of hardcore players reveal incentives that also drive casuals: a proper challenge, accumulation of Avatar Capital, and feeling appropriately rewarded for performance.<text:line-break/></text:p>
                    </text:list-item>
                  </text:list>
                </text:list-item>
              </text:list>
            </text:list-item>
            <text:list-item>
              <text:p text:style-name="P1">Massively Singleplayer Online RPG</text:p>
              <text:list>
                <text:list-item>
                  <text:p text:style-name="P1">One of the most significant changes in MMO design since its early days is a new emphasis on the solo experience, designing content around the player as an individual compared to groups of players working together</text:p>
                </text:list-item>
                <text:list-item>
                  <text:p text:style-name="P1">Group content has been shifted to the endgame challenges, while easier/lower level content is designed around solo play. <text:s/>Giving access to solo content makes the game much easier to play on a day-to-day basis and makes the games more accessible.</text:p>
                </text:list-item>
                <text:list-item>
                  <text:p text:style-name="P1">Other examples of solo design: The Old Republic's story, Voice Acting and morality system; Dungeon and Raid Finder in WoW.<text:line-break/></text:p>
                </text:list-item>
              </text:list>
            </text:list-item>
          </text:list>
        </text:list-item>
        <text:list-item>
          <text:p text:style-name="P1">Addressing Emergent Gameplay</text:p>
          <text:list>
            <text:list-item>
              <text:p text:style-name="P1">The size and complexity of MMOs makes in inevitable that bugs, glitches, and design problems will arise, and the support of MMOs post-release is just as important as the decisions made before it hit the shelves.<text:line-break/></text:p>
            </text:list-item>
            <text:list-item>
              <text:p text:style-name="P1">Bugs, Glitches, Exploits, and Community</text:p>
              <text:list>
                <text:list-item>
                  <text:p text:style-name="P1">Glitches and bugs can come in many forms, and the unintended consequences of such bugs can have interesting effects on the game, players, and community surrounding them.</text:p>
                </text:list-item>
                <text:list-item>
                  <text:p text:style-name="P1">Glitching to Success</text:p>
                  <text:list>
                    <text:list-item>
                      <text:p text:style-name="P1">A famous WoW guild Ensidia used an exploit in the the most difficult encounter, the Lich King, to circumvent one of the main components of the battle and become the <text:soft-page-break/>first in the world to defeat it. <text:s/>When news of the exploit got out, their accomplishment was removed by Blizzard and their accounts banned for 3 days (Waxpaper, 2010). <text:s/>Does Ensidia deserve recognition for their strategy or should they be held accountable for disregarding the intended mechanics?</text:p>
                    </text:list-item>
                  </text:list>
                </text:list-item>
                <text:list-item>
                  <text:p text:style-name="P1">'Unintended Features'</text:p>
                  <text:list>
                    <text:list-item>
                      <text:p text:style-name="P1">One of the biggest examples of the effects of emergent gameplay can be seen in Fighting games. <text:s/>Many bugs and glitches have been embraced by the players as they create more complex and nuanced gameplay. <text:s/>One example is kara-throwing, a glitch from Street Fighter III, being made a supported mechanic in Street Fighter IV (“Kara Throwing, 2007). <text:line-break/></text:p>
                    </text:list-item>
                  </text:list>
                </text:list-item>
              </text:list>
            </text:list-item>
            <text:list-item>
              <text:p text:style-name="P1">Proposing a Standard</text:p>
              <text:list>
                <text:list-item>
                  <text:p text:style-name="P1">A review of player attitudes and past design decisions of such issues, providing a general guideline to which such issues can be handled in the future to most benefit the game's financial success.<text:line-break/></text:p>
                </text:list-item>
              </text:list>
            </text:list-item>
          </text:list>
        </text:list-item>
        <text:list-item>
          <text:p text:style-name="P1">Conclusion</text:p>
          <text:list>
            <text:list-item>
              <text:p text:style-name="P1">Creating an MMO is one of the greatest risk/reward ventures a company can undergo. <text:s/>The immense development costs coupled with a highly competitive and difficult market mean that everything must be carefully considered to create a successful game.</text:p>
            </text:list-item>
            <text:list-item>
              <text:p text:style-name="P1">Marketing/Advertising can only get people to play, but the genre relies on subscriptions, and thus continued updates and improvements</text:p>
            </text:list-item>
            <text:list-item>
              <text:p text:style-name="P1">Understanding the people who play and what they expect and want from a game, and rationalizing it compared to overall game vision and the need to make money.</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Works Cited</text:p>
      <text:p text:style-name="Standard"/>
      <text:p text:style-name="P2">Cifaldi, F. (2011, August). World of Warcraft Subscriptions Continue to Decline, Though More Slowly. <text:tab/><text:span text:style-name="T1">Gamasutra</text:span><text:span text:style-name="T3">. <text:s/>Retrieved from </text:span><text:a xlink:type="simple" xlink:href="http://www.gamasutra.com/view/news/36351/World_of_Warcraft_Subscriptions_Continue_To_Decline_Though_More_Slowly.php"><text:span text:style-name="T3">http://www.gamasutra.com/</text:span></text:a><text:span text:style-name="T3">.</text:span></text:p>
      <text:p text:style-name="P8"><text:span text:style-name="T12">Consalvo, M. (2009) “Hardcore Casual: Game Culture Return(s) to Ravenhearst. </text:span><text:span text:style-name="T2">Proceedings of the <text:tab/>4th International Conference on Foundations of Digital Games</text:span><text:span text:style-name="T12">. Orlando, Florida: ACM, 50-54.</text:span></text:p>
      <text:p text:style-name="P2">Funk, J. (2009, April 28). <text:s/>Do Gays Not Exist in Bioware's Star Wars? <text:span text:style-name="T1">The Escapist. </text:span><text:span text:style-name="T3">Retrieved from <text:tab/></text:span><text:a xlink:type="simple" xlink:href="http://www.escapistmagazine.com/news/view/91299-Do-Gays-Not-Exist-in-Biowares-Star-Wars"><text:span text:style-name="T3">http://www.escapistmagazine.com/news/view/91299-Do-Gays-Not-Exist-in-Biowares-Star-Wars</text:span></text:a><text:span text:style-name="T3"> </text:span></text:p>
      <text:p text:style-name="P2"><text:span text:style-name="T5">Kara Throwing: Street Fighter 3 Third Strike (2007, December 4). </text:span><text:span text:style-name="T7">EventHubs.</text:span><text:span text:style-name="T8"> </text:span><text:span text:style-name="T6">Retrieved from <text:tab/></text:span><text:a xlink:type="simple" xlink:href="http://www.eventhubs.com/guides/2007/dec/04/kara-throwing-street-fighter-3-third-strike/"><text:span text:style-name="T6">http://www.eventhubs.com/guides/2007/dec/04/kara-throwing-street-fighter-3-third-strike/</text:span></text:a><text:span text:style-name="T6"> </text:span></text:p>
      <text:p text:style-name="P2"><text:span text:style-name="T6">Martin, M.W., &amp; Schinzinger, R. (2010) </text:span><text:span text:style-name="T9">Introduction to Engineering Ethics </text:span><text:span text:style-name="T6">(2</text:span><text:span text:style-name="T11">nd</text:span><text:span text:style-name="T6"> ed.). <text:s/>New York: <text:tab/>McGraw-Hill. (Original work published 2000)</text:span></text:p>
      <text:p text:style-name="P2">Osborne, T. (2008, December 23). The Virtual Battle of the Sexes. <text:s/><text:span text:style-name="T1">BBC News.</text:span><text:span text:style-name="T3"> Retrieved from <text:tab/></text:span><text:a xlink:type="simple" xlink:href="http://news.bbc.co.uk/2/hi/technology/7796482.stm"><text:span text:style-name="T3">http://news.bbc.co.uk/2/hi/technology/7796482.stm</text:span></text:a><text:span text:style-name="T3"> </text:span></text:p>
      <text:p text:style-name="P2"><text:span text:style-name="T3">Paul, C.A. (2010). Welfare Epics? <text:s/>The Rhetoric of Rewards in World of Warcraft. <text:s/></text:span><text:span text:style-name="T1">Games and <text:tab/>Culture, 5(2), </text:span><text:span text:style-name="T3">158-176. <text:s/>doi: </text:span><text:span text:style-name="T4">10.1177/1555412009354729</text:span><text:span text:style-name="T5"> </text:span></text:p>
      <text:p text:style-name="P2"><text:span text:style-name="T6">Waxpaper (2010, February 8) The Facts About Ensidia's “Lich King Scandal.” </text:span><text:span text:style-name="T9">ZAM. </text:span><text:span text:style-name="T6">Retrieved from <text:tab/></text:span><text:a xlink:type="simple" xlink:href="http://wow.allakhazam.com/story.html?story=21498"><text:span text:style-name="T6">http://wow.allakhazam.com/story.html?story=21498</text:span></text:a><text:span text:style-name="T6"> </text:span></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10"><text:span text:style-name="T13"/></text:p>
      <text:p text:style-name="Standard"/>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3"><text:span text:style-name="T13">Exploring the Consequences in MMO Design and Development:</text:span></text:p>
      <text:p text:style-name="P6">STS Research Paper Outl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omenic Tessari</text:p>
      <text:p text:style-name="P6">STS 4600</text:p>
      <text:p text:style-name="P6">Professor Baritaud</text:p>
      <text:p text:style-name="P3"><text:span text:style-name="T10">October 18, 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enic Tessari</meta:initial-creator>
    <meta:creation-date>2011-10-12T10:48:58.76</meta:creation-date>
    <dc:date>2011-10-19T17:04:27.99</dc:date>
    <dc:creator>Domenic Tessari</dc:creator>
    <meta:editing-duration>PT6H51M48S</meta:editing-duration>
    <meta:editing-cycles>12</meta:editing-cycles>
    <meta:generator>OpenOffice.org/3.3$Win32 OpenOffice.org_project/330m20$Build-9567</meta:generator>
    <meta:printed-by>Domenic Tessari</meta:printed-by>
    <meta:print-date>2011-10-19T16:29:45.61</meta:print-date>
    <meta:document-statistic meta:table-count="0" meta:image-count="0" meta:object-count="0" meta:page-count="5" meta:paragraph-count="62" meta:word-count="1317" meta:character-count="8222"/>
  </office:meta>
</office:document-meta>
</file>